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613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'''Name:<text:span text:style-name="T1">Namrata Bhosale</text:span></text:p>
      <text:p text:style-name="Standard">Batch:B<text:span text:style-name="T1">1</text:span></text:p>
      <text:p text:style-name="Standard">Roll no:<text:span text:style-name="T1">08</text:span></text:p>
      <text:p text:style-name="Standard">Pract no 3: Generating the n-gram model using nltk'''</text:p>
      <text:p text:style-name="Standard">from nltk import ngrams</text:p>
      <text:p text:style-name="Standard">from nltk.util import ngrams</text:p>
      <text:p text:style-name="Standard">#unigram model</text:p>
      <text:p text:style-name="Standard">n = 1</text:p>
      <text:p text:style-name="Standard">sentence = 'Natural language processing studies interactions between humans and computers to find</text:p>
      <text:p text:style-name="Standard">ways for computers to process written and spoken words similar to how humans do. The field blends</text:p>
      <text:p text:style-name="Standard">computer science, linguistics and machine learning.Natural language processing studies interactions</text:p>
      <text:p text:style-name="Standard">between humans and computers to find ways for computers to process written and spoken words similar</text:p>
      <text:p text:style-name="Standard">to how humans do. The field blends computer science, linguistics and machine learning.'</text:p>
      <text:p text:style-name="Standard">unigrams = ngrams(sentence.split(), n)</text:p>
      <text:p text:style-name="Standard">for item in unigrams:</text:p>
      <text:p text:style-name="Standard">print(item)</text:p>
      <text:p text:style-name="Standard">#bigram model</text:p>
      <text:p text:style-name="Standard">n = 2</text:p>
      <text:p text:style-name="Standard">sentence = 'Natural language processing studies interactions between humans and computers to find</text:p>
      <text:p text:style-name="Standard">ways for computers to process written and spoken words similar to how humans do. The field blends</text:p>
      <text:p text:style-name="Standard">computer science, linguistics and machine learning.Natural language processing studies interactions</text:p>
      <text:p text:style-name="Standard">between humans and computers to find ways for computers to process written and spoken words similar</text:p>
      <text:p text:style-name="Standard">to how humans do. The field blends computer science, linguistics and machine learning.'</text:p>
      <text:p text:style-name="Standard">unigrams = ngrams(sentence.split(), n)</text:p>
      <text:p text:style-name="Standard">for item in unigrams:</text:p>
      <text:p text:style-name="Standard">print(item)</text:p>
      <text:p text:style-name="Standard">#trigram model</text:p>
      <text:p text:style-name="Standard">n = 3</text:p>
      <text:p text:style-name="Standard">sentence = 'Natural language processing studies interactions between humans and computers to find</text:p>
      <text:p text:style-name="Standard">ways for computers to process written and spoken words similar to how humans do. The field blends</text:p>
      <text:p text:style-name="Standard">computer science, linguistics and machine learning.Natural language processing studies interactions</text:p>
      <text:p text:style-name="Standard">between humans and computers to find ways for computers to process written and spoken words similar</text:p>
      <text:p text:style-name="Standard">to how humans do. The field blends computer science, linguistics and machine learning.'</text:p>
      <text:p text:style-name="Standard">unigrams = ngrams(sentence.split(), n)</text:p>
      <text:p text:style-name="Standard">for item in unigrams:</text:p>
      <text:p text:style-name="Standard">print(item)</text:p>
      <text:p text:style-name="Standard">#using text file input</text:p>
      <text:p text:style-name="Standard">from nltk import ngrams</text:p>
      <text:p text:style-name="Standard">file = open("/home/exam/NLP_LAB/ass04.txt")</text:p>
      <text:p text:style-name="Standard">for i in file.readlines():</text:p>
      <text:p text:style-name="Standard">cumulative = i</text:p>
      <text:p text:style-name="Standard">sentences = i.split(".")</text:p>
      <text:p text:style-name="Standard">counter = 0</text:p>
      <text:p text:style-name="Standard">for sentence in sentences:</text:p>
      <text:p text:style-name="Standard">print("For sentence", counter + 1, ", trigrams are: ")</text:p>
      <text:p text:style-name="Standard">trigrams = ngrams(sentence.split(" "), 3)</text:p>
      <text:p text:style-name="Standard"><text:soft-page-break/>for grams in trigrams:</text:p>
      <text:p text:style-name="Standard">print(grams)</text:p>
      <text:p text:style-name="Standard">counter += 1</text:p>
      <text:p text:style-name="Standard">print()</text:p>
      <text:p text:style-name="Standard">'''('Natural',)</text:p>
      <text:p text:style-name="Standard">('language',)</text:p>
      <text:p text:style-name="Standard">('processing',)</text:p>
      <text:p text:style-name="Standard">('studies',)</text:p>
      <text:p text:style-name="Standard">('interactions',)</text:p>
      <text:p text:style-name="Standard">('between',)</text:p>
      <text:p text:style-name="Standard">('humans',)</text:p>
      <text:p text:style-name="Standard">('and',)</text:p>
      <text:p text:style-name="Standard">('computers',)</text:p>
      <text:p text:style-name="Standard">('to',)</text:p>
      <text:p text:style-name="Standard">('find',)</text:p>
      <text:p text:style-name="Standard">('ways',)</text:p>
      <text:p text:style-name="Standard">('for',)</text:p>
      <text:p text:style-name="Standard">('computers',)</text:p>
      <text:p text:style-name="Standard">('to',)</text:p>
      <text:p text:style-name="Standard">('process',)</text:p>
      <text:p text:style-name="Standard">('written',)</text:p>
      <text:p text:style-name="Standard">('and',)</text:p>
      <text:p text:style-name="Standard">('spoken',)</text:p>
      <text:p text:style-name="Standard">('words',)</text:p>
      <text:p text:style-name="Standard">('similar',)</text:p>
      <text:p text:style-name="Standard">('to',)</text:p>
      <text:p text:style-name="Standard">('how',)</text:p>
      <text:p text:style-name="Standard">('humans',)</text:p>
      <text:p text:style-name="Standard">('do.',)</text:p>
      <text:p text:style-name="Standard">('The',)</text:p>
      <text:p text:style-name="Standard">('field',)</text:p>
      <text:p text:style-name="Standard">('blends',)</text:p>
      <text:p text:style-name="Standard">('computer',)</text:p>
      <text:p text:style-name="Standard">('science,',)</text:p>
      <text:p text:style-name="Standard">('linguistics',)</text:p>
      <text:p text:style-name="Standard">('and',)</text:p>
      <text:p text:style-name="Standard">('machine',)</text:p>
      <text:p text:style-name="Standard">('learning.Natural',)</text:p>
      <text:p text:style-name="Standard">('language',)</text:p>
      <text:p text:style-name="Standard">('processing',)</text:p>
      <text:p text:style-name="Standard">('studies',)</text:p>
      <text:p text:style-name="Standard">('interactions',)</text:p>
      <text:p text:style-name="Standard">('between',)</text:p>
      <text:p text:style-name="Standard">('humans',)</text:p>
      <text:p text:style-name="Standard">('and',)</text:p>
      <text:p text:style-name="Standard">('computers',)</text:p>
      <text:p text:style-name="Standard">('to',)</text:p>
      <text:p text:style-name="Standard">('find',)</text:p>
      <text:p text:style-name="Standard">('ways',)</text:p>
      <text:p text:style-name="Standard">('for',)</text:p>
      <text:p text:style-name="Standard">('computers',)</text:p>
      <text:p text:style-name="Standard">('to',)</text:p>
      <text:p text:style-name="Standard"><text:soft-page-break/>('process',)</text:p>
      <text:p text:style-name="Standard">('written',)</text:p>
      <text:p text:style-name="Standard">('and',)</text:p>
      <text:p text:style-name="Standard">('spoken',)</text:p>
      <text:p text:style-name="Standard">('words',)</text:p>
      <text:p text:style-name="Standard">('similar',)</text:p>
      <text:p text:style-name="Standard">('to',)</text:p>
      <text:p text:style-name="Standard">('how',)</text:p>
      <text:p text:style-name="Standard">('humans',)</text:p>
      <text:p text:style-name="Standard">('do.',)</text:p>
      <text:p text:style-name="Standard">('The',)</text:p>
      <text:p text:style-name="Standard">('field',)</text:p>
      <text:p text:style-name="Standard">('blends',)</text:p>
      <text:p text:style-name="Standard">('computer',)</text:p>
      <text:p text:style-name="Standard">('science,',)</text:p>
      <text:p text:style-name="Standard">('linguistics',)</text:p>
      <text:p text:style-name="Standard">('and',)</text:p>
      <text:p text:style-name="Standard">('machine',)</text:p>
      <text:p text:style-name="Standard">('learning.',)</text:p>
      <text:p text:style-name="Standard">('Natural', 'language')</text:p>
      <text:p text:style-name="Standard">('language', 'processing')</text:p>
      <text:p text:style-name="Standard">('processing', 'studies')</text:p>
      <text:p text:style-name="Standard">('studies', 'interactions')</text:p>
      <text:p text:style-name="Standard">('interactions', 'between')</text:p>
      <text:p text:style-name="Standard">('between', 'humans')</text:p>
      <text:p text:style-name="Standard">('humans', 'and')</text:p>
      <text:p text:style-name="Standard">('and', 'computers')</text:p>
      <text:p text:style-name="Standard">('computers', 'to')</text:p>
      <text:p text:style-name="Standard">('to', 'find')</text:p>
      <text:p text:style-name="Standard">('find', 'ways')</text:p>
      <text:p text:style-name="Standard">('ways', 'for'dhageyash15@gmail.com)</text:p>
      <text:p text:style-name="Standard">('for', 'computers')</text:p>
      <text:p text:style-name="Standard">('computers', 'to')</text:p>
      <text:p text:style-name="Standard">('to', 'process')</text:p>
      <text:p text:style-name="Standard">('process', 'written')</text:p>
      <text:p text:style-name="Standard">('written', 'and')</text:p>
      <text:p text:style-name="Standard">('and', 'spoken')</text:p>
      <text:p text:style-name="Standard">('spoken', 'words')</text:p>
      <text:p text:style-name="Standard">('words', 'similar')</text:p>
      <text:p text:style-name="Standard">('similar', 'to')</text:p>
      <text:p text:style-name="Standard">('to', 'how')</text:p>
      <text:p text:style-name="Standard">('how', 'humans')</text:p>
      <text:p text:style-name="Standard">('humans', 'do.')</text:p>
      <text:p text:style-name="Standard">('do.', 'The')</text:p>
      <text:p text:style-name="Standard">('The', 'field')</text:p>
      <text:p text:style-name="Standard">('field', 'blends')</text:p>
      <text:p text:style-name="Standard">('blends', 'computer')</text:p>
      <text:p text:style-name="Standard">('computer', 'science,')</text:p>
      <text:p text:style-name="Standard">('science,', 'linguistics')</text:p>
      <text:p text:style-name="Standard">('linguistics', 'and')</text:p>
      <text:p text:style-name="Standard">('and', 'machine')</text:p>
      <text:p text:style-name="Standard">('machine', 'learning.Natural')</text:p>
      <text:p text:style-name="Standard"><text:soft-page-break/>('learning.Natural', 'language')</text:p>
      <text:p text:style-name="Standard">('language', 'processing')</text:p>
      <text:p text:style-name="Standard">('processing', 'studies')</text:p>
      <text:p text:style-name="Standard">('studies', 'interactions')</text:p>
      <text:p text:style-name="Standard">('interactions', 'between')</text:p>
      <text:p text:style-name="Standard">('between', 'humans')</text:p>
      <text:p text:style-name="Standard">('humans', 'and')</text:p>
      <text:p text:style-name="Standard">('and', 'computers')</text:p>
      <text:p text:style-name="Standard">('computers', 'to')</text:p>
      <text:p text:style-name="Standard">('to', 'find')</text:p>
      <text:p text:style-name="Standard">('find', 'ways')</text:p>
      <text:p text:style-name="Standard">('ways', 'for')</text:p>
      <text:p text:style-name="Standard">('for', 'computers')</text:p>
      <text:p text:style-name="Standard">('computers', 'to')</text:p>
      <text:p text:style-name="Standard">('to', 'process')</text:p>
      <text:p text:style-name="Standard">('process', 'written')</text:p>
      <text:p text:style-name="Standard">('written', 'and')</text:p>
      <text:p text:style-name="Standard">('and', 'spoken')</text:p>
      <text:p text:style-name="Standard">('spoken', 'words')</text:p>
      <text:p text:style-name="Standard">('words', 'similar')</text:p>
      <text:p text:style-name="Standard">('similar', 'to')</text:p>
      <text:p text:style-name="Standard">('to', 'how')</text:p>
      <text:p text:style-name="Standard">('how', 'humans')</text:p>
      <text:p text:style-name="Standard">('humans', 'do.')</text:p>
      <text:p text:style-name="Standard">('do.', 'The')</text:p>
      <text:p text:style-name="Standard">('The', 'field')</text:p>
      <text:p text:style-name="Standard">('field', 'blends')</text:p>
      <text:p text:style-name="Standard">('blends', 'computer')</text:p>
      <text:p text:style-name="Standard">('computer', 'science,')</text:p>
      <text:p text:style-name="Standard">('science,', 'linguistics')</text:p>
      <text:p text:style-name="Standard">('linguistics', 'and')</text:p>
      <text:p text:style-name="Standard">('and', 'machine')</text:p>
      <text:p text:style-name="Standard">('machine', 'learning.')</text:p>
      <text:p text:style-name="Standard">('Natural', 'language', 'processing')</text:p>
      <text:p text:style-name="Standard">('language', 'processing', 'studies')</text:p>
      <text:p text:style-name="Standard">('processing', 'studies', 'interactions')</text:p>
      <text:p text:style-name="Standard">('studies', 'interactions', 'between')</text:p>
      <text:p text:style-name="Standard">('interactions', 'between', 'humans')</text:p>
      <text:p text:style-name="Standard">('between', 'humans', 'and')</text:p>
      <text:p text:style-name="Standard">('humans', 'and', 'computers')</text:p>
      <text:p text:style-name="Standard">('and', 'computers', 'to')</text:p>
      <text:p text:style-name="Standard">('computers', 'to', 'find')</text:p>
      <text:p text:style-name="Standard">('to', 'find', 'ways')</text:p>
      <text:p text:style-name="Standard">('find', 'ways', 'for')</text:p>
      <text:p text:style-name="Standard">('ways', 'for', 'computers')</text:p>
      <text:p text:style-name="Standard">('for', 'computers', 'to')</text:p>
      <text:p text:style-name="Standard">('computers', 'to', 'process')</text:p>
      <text:p text:style-name="Standard">('to', 'process', 'written')</text:p>
      <text:p text:style-name="Standard">('process', 'written', 'and')</text:p>
      <text:p text:style-name="Standard">('written', 'and', 'spoken')</text:p>
      <text:p text:style-name="Standard">('and', 'spoken', 'words')</text:p>
      <text:p text:style-name="Standard">('spoken', 'words', 'similar')</text:p>
      <text:p text:style-name="Standard"><text:soft-page-break/>('words', 'similar', 'to')</text:p>
      <text:p text:style-name="Standard">('similar', 'to', 'how')</text:p>
      <text:p text:style-name="Standard">('to', 'how', 'humans')</text:p>
      <text:p text:style-name="Standard">('how', 'humans', 'do.')</text:p>
      <text:p text:style-name="Standard">('humans', 'do.', 'The')</text:p>
      <text:p text:style-name="Standard">('do.', 'The', 'field')</text:p>
      <text:p text:style-name="Standard">('The', 'field', 'blends')</text:p>
      <text:p text:style-name="Standard">('field', 'blends', 'computer')</text:p>
      <text:p text:style-name="Standard">('blends', 'computer', 'science,')</text:p>
      <text:p text:style-name="Standard">('computer', 'science,', 'linguistics')</text:p>
      <text:p text:style-name="Standard">('science,', 'linguistics', 'and')</text:p>
      <text:p text:style-name="Standard">('linguistics', 'and', 'machine')</text:p>
      <text:p text:style-name="Standard">('and', 'machine', 'learning.Natural')</text:p>
      <text:p text:style-name="Standard">('machine', 'learning.Natural', 'language')</text:p>
      <text:p text:style-name="Standard">('learning.Natural', 'language', 'processing')</text:p>
      <text:p text:style-name="Standard">('language', 'processing', 'studies')</text:p>
      <text:p text:style-name="Standard">('processing', 'studies', 'interactions')</text:p>
      <text:p text:style-name="Standard">('studies', 'interactions', 'between')</text:p>
      <text:p text:style-name="Standard">('interactions', 'between', 'humans')</text:p>
      <text:p text:style-name="Standard">('between', 'humans', 'and')</text:p>
      <text:p text:style-name="Standard">('humans', 'and', 'computers')</text:p>
      <text:p text:style-name="Standard">('and', 'computers', 'to')</text:p>
      <text:p text:style-name="Standard">('computers', 'to', 'find')</text:p>
      <text:p text:style-name="Standard">('to', 'find', 'ways')</text:p>
      <text:p text:style-name="Standard">('find', 'ways', 'for')</text:p>
      <text:p text:style-name="Standard">('ways', 'for', 'computers')</text:p>
      <text:p text:style-name="Standard">('for', 'computers', 'to')</text:p>
      <text:p text:style-name="Standard">('computers', 'to', 'process')</text:p>
      <text:p text:style-name="Standard">('to', 'process', 'written')</text:p>
      <text:p text:style-name="Standard">('process', 'written', 'and')</text:p>
      <text:p text:style-name="Standard">('written', 'and', 'spoken')</text:p>
      <text:p text:style-name="Standard">('and', 'spoken', 'words')</text:p>
      <text:p text:style-name="Standard">('spoken', 'words', 'similar')</text:p>
      <text:p text:style-name="Standard">('words', 'similar', 'to')</text:p>
      <text:p text:style-name="Standard">('similar', 'to', 'how')</text:p>
      <text:p text:style-name="Standard">('to', 'how', 'humans')</text:p>
      <text:p text:style-name="Standard">('how', 'humans', 'do.')</text:p>
      <text:p text:style-name="Standard">('humans', 'do.', 'The')</text:p>
      <text:p text:style-name="Standard">('do.', 'The', 'field')</text:p>
      <text:p text:style-name="Standard">('The', 'field', 'blends')</text:p>
      <text:p text:style-name="Standard">('field', 'blends', 'computer')</text:p>
      <text:p text:style-name="Standard">('blends', 'computer', 'science,')</text:p>
      <text:p text:style-name="Standard">('computer', 'science,', 'linguistics')</text:p>
      <text:p text:style-name="Standard">('science,', 'linguistics', 'and')</text:p>
      <text:p text:style-name="Standard">('linguistics', 'and', 'machine')</text:p>
      <text:p text:style-name="Standard">('and', 'machine', 'learning.')</text:p>
      <text:p text:style-name="Standard">For sentence 1 , trigrams are:</text:p>
      <text:p text:style-name="Standard">('The', 'ultimate', 'goal')</text:p>
      <text:p text:style-name="Standard">('ultimate', 'goal', 'of')</text:p>
      <text:p text:style-name="Standard">('goal', 'of', 'NLP')</text:p>
      <text:p text:style-name="Standard">('of', 'NLP', 'is')</text:p>
      <text:p text:style-name="Standard">('NLP', 'is', 'to')</text:p>
      <text:p text:style-name="Standard"><text:soft-page-break/>('is', 'to', 'help')</text:p>
      <text:p text:style-name="Standard">('to', 'help', 'computers')</text:p>
      <text:p text:style-name="Standard">('help', 'computers', 'understand')</text:p>
      <text:p text:style-name="Standard">('computers', 'understand', 'language')</text:p>
      <text:p text:style-name="Standard">('understand', 'language', 'as')</text:p>
      <text:p text:style-name="Standard">('language', 'as', 'well')</text:p>
      <text:p text:style-name="Standard">('as', 'well', 'as')</text:p>
      <text:p text:style-name="Standard">('well', 'as', 'we')</text:p>
      <text:p text:style-name="Standard">('as', 'we', 'do')</text:p>
      <text:p text:style-name="Standard">For sentence 2 , trigrams are:</text:p>
      <text:p text:style-name="Standard">('', 'It', 'is')</text:p>
      <text:p text:style-name="Standard">('It', 'is', 'the')</text:p>
      <text:p text:style-name="Standard">('is', 'the', 'driving')</text:p>
      <text:p text:style-name="Standard">('the', 'driving', 'force')</text:p>
      <text:p text:style-name="Standard">('driving', 'force', 'behind')</text:p>
      <text:p text:style-name="Standard">('force', 'behind', 'things')</text:p>
      <text:p text:style-name="Standard">('behind', 'things', 'like')</text:p>
      <text:p text:style-name="Standard">('things', 'like', 'virtual')</text:p>
      <text:p text:style-name="Standard">('like', 'virtual', 'assistants,')</text:p>
      <text:p text:style-name="Standard">('virtual', 'assistants,', 'speech')</text:p>
      <text:p text:style-name="Standard">('assistants,', 'speech', 'recognition,')</text:p>
      <text:p text:style-name="Standard">('speech', 'recognition,', 'sentiment')</text:p>
      <text:p text:style-name="Standard">('recognition,', 'sentiment', 'analysis,')</text:p>
      <text:p text:style-name="Standard">('sentiment', 'analysis,', 'automatic')</text:p>
      <text:p text:style-name="Standard">('analysis,', 'automatic', 'text')</text:p>
      <text:p text:style-name="Standard">('automatic', 'text', 'summarization,')</text:p>
      <text:p text:style-name="Standard">('text', 'summarization,', 'machine')</text:p>
      <text:p text:style-name="Standard">('summarization,', 'machine', 'translation')</text:p>
      <text:p text:style-name="Standard">('machine', 'translation', 'and')</text:p>
      <text:p text:style-name="Standard">('translation', 'and', 'much')</text:p>
      <text:p text:style-name="Standard">('and', 'much', 'more')</text:p>
      <text:p text:style-name="Standard">For sentence 3 , trigrams are:</text:p>
      <text:p text:style-name="Standard">('', 'In', 'this')</text:p>
      <text:p text:style-name="Standard">('In', 'this', 'post,')</text:p>
      <text:p text:style-name="Standard">('this', 'post,', 'we’ll')</text:p>
      <text:p text:style-name="Standard">('post,', 'we’ll', 'cover')</text:p>
      <text:p text:style-name="Standard">('we’ll', 'cover', 'the')</text:p>
      <text:p text:style-name="Standard">('cover', 'the', 'basics')</text:p>
      <text:p text:style-name="Standard">('the', 'basics', 'of')</text:p>
      <text:p text:style-name="Standard">('basics', 'of', 'natural')</text:p>
      <text:p text:style-name="Standard">('of', 'natural', 'language')</text:p>
      <text:p text:style-name="Standard">('natural', 'language', 'processing,')</text:p>
      <text:p text:style-name="Standard">('language', 'processing,', 'dive')</text:p>
      <text:p text:style-name="Standard">('processing,', 'dive', 'into')</text:p>
      <text:p text:style-name="Standard">('dive', 'into', 'some')</text:p>
      <text:p text:style-name="Standard">('into', 'some', 'of')</text:p>
      <text:p text:style-name="Standard">('some', 'of', 'its')</text:p>
      <text:p text:style-name="Standard">('of', 'its', 'techniques')</text:p>
      <text:p text:style-name="Standard">('its', 'techniques', 'and')</text:p>
      <text:p text:style-name="Standard">('techniques', 'and', 'also')</text:p>
      <text:p text:style-name="Standard">('and', 'also', 'learn')</text:p>
      <text:p text:style-name="Standard">('also', 'learn', 'how')</text:p>
      <text:p text:style-name="Standard"><text:soft-page-break/>('learn', 'how', 'NLP')</text:p>
      <text:p text:style-name="Standard">('how', 'NLP', 'has')</text:p>
      <text:p text:style-name="Standard">('NLP', 'has', 'benefited')</text:p>
      <text:p text:style-name="Standard">('has', 'benefited', 'from')</text:p>
      <text:p text:style-name="Standard">('benefited', 'from', 'recent')</text:p>
      <text:p text:style-name="Standard">('from', 'recent', 'advances')</text:p>
      <text:p text:style-name="Standard">('recent', 'advances', 'in')</text:p>
      <text:p text:style-name="Standard">('advances', 'in', 'deep')</text:p>
      <text:p text:style-name="Standard">('in', 'deep', 'learning')</text:p>
      <text:p text:style-name="Standard">For sentence 4 , trigrams are:</text:p>
      <text:p text:style-name="Standard">Process finished with exit code 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30T14:22:52.539768780</meta:creation-date>
    <dc:date>2023-11-30T14:23:45.496399193</dc:date>
    <meta:editing-duration>PT53S</meta:editing-duration>
    <meta:editing-cycles>1</meta:editing-cycles>
    <meta:document-statistic meta:table-count="0" meta:image-count="0" meta:object-count="0" meta:page-count="7" meta:paragraph-count="317" meta:word-count="938" meta:character-count="8155" meta:non-whitespace-character-count="7534"/>
    <meta:generator>LibreOffice/6.4.7.2$Linux_X86_64 LibreOffice_project/40$Build-2</meta:generator>
  </office:meta>
</office:document-meta>
</file>